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73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5.68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4.27mm"/>
    </style:style>
    <style:style style:name="co11" style:family="table-column">
      <style:table-column-properties fo:break-before="auto" style:column-width="2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99pt solid #000000"/>
    </style:style>
    <style:style style:name="ce11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9">
      <style:table-cell-properties fo:background-color="#eeeeee" style:text-align-source="fix" style:repeat-content="false" fo:border="0.99pt solid #000000"/>
      <style:paragraph-properties fo:text-align="center" fo:margin-left="0mm"/>
    </style:style>
    <style:style style:name="ce14" style:family="table-cell" style:parent-style-name="Default" style:data-style-name="N2">
      <style:table-cell-properties fo:background-color="#eeeeee" style:text-align-source="fix" style:repeat-content="false" fo:border="0.99pt solid #000000"/>
      <style:paragraph-properties fo:text-align="center" fo:margin-left="0mm"/>
    </style:style>
    <style:style style:name="ce19" style:family="table-cell" style:parent-style-name="Default">
      <style:table-cell-properties fo:border-bottom="0.99pt solid #000000" fo:background-color="#cccccc" style:text-align-source="fix" style:repeat-content="false" fo:border-left="none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solid #000000" fo:background-color="#999999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99pt solid #000000" fo:background-color="#cccccc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99pt solid #000000"/>
      <style:paragraph-properties fo:text-align="start" fo:margin-left="0mm"/>
    </style:style>
    <style:style style:name="ce25" style:family="table-cell" style:parent-style-name="Default" style:data-style-name="N109">
      <style:table-cell-properties fo:background-color="#ffffff" style:text-align-source="fix" style:repeat-content="false" fo:border="0.99pt solid #000000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7" style:family="table-cell" style:parent-style-name="Default" style:data-style-name="N109">
      <style:table-cell-properties fo:background-color="#ffffff" style:text-align-source="fix" style:repeat-content="false" fo:border="0.99pt solid #000000"/>
      <style:paragraph-properties fo:text-align="center" fo:margin-left="0mm"/>
    </style:style>
    <style:style style:name="ce28" style:family="table-cell" style:parent-style-name="Default" style:data-style-name="N2">
      <style:table-cell-properties fo:background-color="#ffffff" style:text-align-source="fix" style:repeat-content="false" fo:border="0.99pt solid #000000"/>
      <style:paragraph-properties fo:text-align="center" fo:margin-left="0mm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0.99pt solid #000000"/>
      <style:paragraph-properties fo:text-align="center" fo:margin-left="0mm"/>
    </style:style>
    <style:style style:name="ce30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</style:style>
    <style:style style:name="ce31" style:family="table-cell" style:parent-style-name="Default">
      <style:table-cell-properties fo:border-bottom="0.99pt solid #000000" fo:background-color="#999999" style:text-align-source="fix" style:repeat-content="false" fo:border-left="none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09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34" style:family="table-cell" style:parent-style-name="Default" style:data-style-name="N109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order-bottom="0.99pt solid #000000" fo:background-color="#999999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109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45" style:family="table-cell" style:parent-style-name="Default" style:data-style-name="N109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 style:data-style-name="N2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9" style:family="table-cell" style:parent-style-name="Default" style:data-style-name="N109">
      <style:table-cell-properties fo:background-color="#eeeeee" style:text-align-source="fix" style:repeat-content="false" fo:border="0.99pt solid #000000"/>
      <style:paragraph-properties fo:text-align="start" fo:margin-left="0mm"/>
    </style:style>
    <style:style style:name="ce78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0.99pt solid #000000"/>
    </style:style>
    <style:style style:name="ce82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09">
      <style:table-cell-properties fo:background-color="#eeeeee" style:text-align-source="fix" style:repeat-content="false" fo:border="0.99pt solid #000000"/>
      <style:paragraph-properties fo:text-align="start" fo:margin-left="0mm"/>
    </style:style>
    <style:style style:name="ce84" style:family="table-cell" style:parent-style-name="Default" style:data-style-name="N109">
      <style:table-cell-properties fo:background-color="#eeeeee" style:text-align-source="fix" style:repeat-content="false" fo:border="0.99pt solid #000000"/>
      <style:paragraph-properties fo:text-align="center" fo:margin-left="0mm"/>
    </style:style>
    <style:style style:name="ce85" style:family="table-cell" style:parent-style-name="Default" style:data-style-name="N2">
      <style:table-cell-properties fo:background-color="#eeeeee" style:text-align-source="fix" style:repeat-content="false" fo:border="0.99pt solid #000000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 style:data-style-name="N109">
      <style:table-cell-properties style:text-align-source="fix" style:repeat-content="false" fo:background-color="transparent" fo:border="0.99pt solid #000000"/>
      <style:paragraph-properties fo:text-align="start" fo:margin-left="0mm"/>
    </style:style>
    <style:style style:name="ce89" style:family="table-cell" style:parent-style-name="Default" style:data-style-name="N109">
      <style:table-cell-properties style:text-align-source="fix" style:repeat-content="false" fo:background-color="transparent" fo:border="0.99pt solid #000000"/>
      <style:paragraph-properties fo:text-align="center" fo:margin-left="0mm"/>
    </style:style>
    <style:style style:name="ce90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</style:style>
    <style:style style:name="ce91" style:family="table-cell" style:parent-style-name="Default">
      <style:table-cell-properties fo:border-bottom="0.99pt solid #000000" fo:background-color="#999999" style:text-align-source="fix" style:repeat-content="false" fo:border-left="none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99pt solid #000000" fo:background-color="#cccccc" style:text-align-source="fix" style:repeat-content="false" fo:border-left="none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 style:data-style-name="N109">
      <style:table-cell-properties fo:background-color="#ffffff" style:text-align-source="fix" style:repeat-content="false" fo:border="0.99pt solid #000000"/>
      <style:paragraph-properties fo:text-align="start" fo:margin-left="0mm"/>
    </style:style>
    <style:style style:name="ce94" style:family="table-cell" style:parent-style-name="Default" style:data-style-name="N109">
      <style:table-cell-properties fo:background-color="#ffffff" style:text-align-source="fix" style:repeat-content="false" fo:border="0.99pt solid #000000"/>
      <style:paragraph-properties fo:text-align="center" fo:margin-left="0mm"/>
    </style:style>
    <style:style style:name="ce95" style:family="table-cell" style:parent-style-name="Default" style:data-style-name="N2">
      <style:table-cell-properties fo:background-color="#ffffff" style:text-align-source="fix" style:repeat-content="false" fo:border="0.99pt solid #000000"/>
      <style:paragraph-properties fo:text-align="center" fo:margin-left="0mm"/>
    </style:style>
    <style:style style:name="ce96" style:family="table-cell" style:parent-style-name="Default">
      <style:table-cell-properties fo:border-bottom="0.99pt solid #000000" fo:background-color="#999999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99pt solid #000000" fo:background-color="#cccccc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99pt solid #000000" fo:background-color="#999999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109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100" style:family="table-cell" style:parent-style-name="Default" style:data-style-name="N109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01" style:family="table-cell" style:parent-style-name="Default" style:data-style-name="N2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03" style:family="table-cell" style:parent-style-name="Default" style:data-style-name="N109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104" style:family="table-cell" style:parent-style-name="Default" style:data-style-name="N109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05" style:family="table-cell" style:parent-style-name="Default" style:data-style-name="N2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109">
      <style:table-cell-properties fo:background-color="#dee6ef" style:text-align-source="fix" style:repeat-content="false" fo:border="0.06pt solid #000000"/>
      <style:paragraph-properties fo:text-align="start" fo:margin-left="0mm"/>
    </style:style>
    <style:style style:name="ce59" style:family="table-cell" style:parent-style-name="Default" style:data-style-name="N109">
      <style:table-cell-properties fo:background-color="#dee6ef" style:text-align-source="fix" style:repeat-content="false" fo:border="0.06pt solid #000000"/>
      <style:paragraph-properties fo:text-align="center" fo:margin-left="0mm"/>
    </style:style>
    <style:style style:name="ce60" style:family="table-cell" style:parent-style-name="Default" style:data-style-name="N2">
      <style:table-cell-properties fo:background-color="#dee6ef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>
      <style:table-cell-properties fo:background-color="#80808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109">
      <style:table-cell-properties fo:background-color="#808080" style:text-align-source="fix" style:repeat-content="false" fo:border="0.06pt solid #000000"/>
      <style:paragraph-properties fo:text-align="start" fo:margin-left="0mm"/>
    </style:style>
    <style:style style:name="ce64" style:family="table-cell" style:parent-style-name="Default" style:data-style-name="N109">
      <style:table-cell-properties fo:background-color="#808080"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 style:data-style-name="N2">
      <style:table-cell-properties fo:background-color="#808080"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fo:background-color="#3faf4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99pt solid #000000" fo:background-color="#afd095" style:text-align-source="fix" style:repeat-content="false" fo:border-left="0.99pt solid #000000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 style:data-style-name="N109">
      <style:table-cell-properties fo:background-color="#afd095" style:text-align-source="fix" style:repeat-content="false" fo:border="0.99pt solid #000000"/>
      <style:paragraph-properties fo:text-align="start" fo:margin-left="0mm"/>
    </style:style>
    <style:style style:name="ce69" style:family="table-cell" style:parent-style-name="Default" style:data-style-name="N109">
      <style:table-cell-properties fo:background-color="#afd095" style:text-align-source="fix" style:repeat-content="false" fo:border="0.99pt solid #000000"/>
      <style:paragraph-properties fo:text-align="center" fo:margin-left="0mm"/>
    </style:style>
    <style:style style:name="ce70" style:family="table-cell" style:parent-style-name="Default" style:data-style-name="N2">
      <style:table-cell-properties fo:background-color="#afd095" style:text-align-source="fix" style:repeat-content="false" fo:border="0.99pt solid #000000"/>
      <style:paragraph-properties fo:text-align="center" fo:margin-left="0mm"/>
    </style:style>
    <style:style style:name="ce71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109">
      <style:table-cell-properties fo:background-color="#b4c7dc" style:text-align-source="fix" style:repeat-content="false" fo:border="0.06pt solid #000000"/>
      <style:paragraph-properties fo:text-align="start" fo:margin-left="0mm"/>
    </style:style>
    <style:style style:name="ce74" style:family="table-cell" style:parent-style-name="Default" style:data-style-name="N109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75" style:family="table-cell" style:parent-style-name="Default" style:data-style-name="N2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76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 Results" table:style-name="ta1">
        <table:table-column table:style-name="co1" table:default-cell-style-name="Default"/>
        <table:table-column table:style-name="co2" table:default-cell-style-name="ce86"/>
        <table:table-column table:style-name="co3" table:default-cell-style-name="ce86"/>
        <table:table-column table:style-name="co4" table:default-cell-style-name="ce86"/>
        <table:table-column table:style-name="co5" table:default-cell-style-name="ce86"/>
        <table:table-column table:style-name="co6" table:default-cell-style-name="ce86"/>
        <table:table-column table:style-name="co7" table:default-cell-style-name="ce86"/>
        <table:table-column table:style-name="co5" table:default-cell-style-name="ce86"/>
        <table:table-column table:style-name="co7" table:default-cell-style-name="ce86"/>
        <table:table-column table:style-name="co5" table:default-cell-style-name="ce86"/>
        <table:table-column table:style-name="co6" table:default-cell-style-name="ce86"/>
        <table:table-column table:style-name="co5" table:number-columns-repeated="2" table:default-cell-style-name="ce86"/>
        <table:table-column table:style-name="co4" table:default-cell-style-name="ce86"/>
        <table:table-column table:style-name="co8" table:number-columns-repeated="2" table:default-cell-style-name="ce86"/>
        <table:table-column table:style-name="co2" table:default-cell-style-name="ce86"/>
        <table:table-row table:style-name="ro1">
          <table:table-cell table:style-name="ce78" office:value-type="string" calcext:value-type="string" table:number-columns-spanned="1" table:number-rows-spanned="2">
            <text:p>Test</text:p>
          </table:table-cell>
          <table:table-cell table:style-name="ce78" office:value-type="string" calcext:value-type="string" table:number-columns-spanned="6" table:number-rows-spanned="1">
            <text:p>Real Hardware</text:p>
          </table:table-cell>
          <table:covered-table-cell table:number-columns-repeated="2" table:style-name="ce78"/>
          <table:covered-table-cell table:number-columns-repeated="2" table:style-name="ce91"/>
          <table:covered-table-cell table:style-name="ce96"/>
          <table:table-cell table:style-name="ce98" office:value-type="string" calcext:value-type="string" table:number-columns-spanned="10" table:number-rows-spanned="1">
            <text:p>Virtualized Hardware (DOSBox/Pcem)</text:p>
          </table:table-cell>
          <table:covered-table-cell table:number-columns-repeated="4" table:style-name="ce91"/>
          <table:covered-table-cell table:number-columns-repeated="5" table:style-name="ce96"/>
        </table:table-row>
        <table:table-row table:style-name="ro1">
          <table:covered-table-cell table:style-name="ce79"/>
          <table:table-cell table:style-name="ce82" office:value-type="string" calcext:value-type="string">
            <text:p>Pentium 233MHz</text:p>
          </table:table-cell>
          <table:table-cell table:style-name="ce87" office:value-type="string" calcext:value-type="string">
            <text:p>486DX4 100MHz</text:p>
          </table:table-cell>
          <table:table-cell table:style-name="ce87" office:value-type="string" calcext:value-type="string">
            <text:p>486DX2 66MHz</text:p>
          </table:table-cell>
          <table:table-cell table:style-name="ce92" office:value-type="string" calcext:value-type="string">
            <text:p>486SX 25MHz</text:p>
          </table:table-cell>
          <table:table-cell table:style-name="ce92" office:value-type="string" calcext:value-type="string">
            <text:p>Am386DX 40MHz</text:p>
          </table:table-cell>
          <table:table-cell table:style-name="ce97" office:value-type="string" calcext:value-type="string">
            <text:p>386DX 33Mhz</text:p>
          </table:table-cell>
          <table:table-cell table:style-name="ce87" office:value-type="string" calcext:value-type="string">
            <text:p>386SX 16MHz</text:p>
          </table:table-cell>
          <table:table-cell table:style-name="ce87" office:value-type="string" calcext:value-type="string">
            <text:p>386SX 33Mhz</text:p>
          </table:table-cell>
          <table:table-cell table:style-name="ce87" office:value-type="string" calcext:value-type="string">
            <text:p>386DX 33MHz</text:p>
          </table:table-cell>
          <table:table-cell table:style-name="ce87" office:value-type="string" calcext:value-type="string">
            <text:p>Am386DX 40MHz</text:p>
          </table:table-cell>
          <table:table-cell table:style-name="ce87" office:value-type="string" calcext:value-type="string">
            <text:p>DOSBox 5000</text:p>
          </table:table-cell>
          <table:table-cell table:style-name="ce87" office:value-type="string" calcext:value-type="string">
            <text:p>486SX 25MHz</text:p>
          </table:table-cell>
          <table:table-cell table:style-name="ce87" office:value-type="string" calcext:value-type="string">
            <text:p>486DX2 66MHz</text:p>
          </table:table-cell>
          <table:table-cell table:style-name="ce87" office:value-type="string" calcext:value-type="string">
            <text:p>486DX4 100MHz</text:p>
          </table:table-cell>
          <table:table-cell table:style-name="ce87" office:value-type="string" calcext:value-type="string">
            <text:p>Pentium 75MHz</text:p>
          </table:table-cell>
          <table:table-cell table:style-name="ce87" office:value-type="string" calcext:value-type="string">
            <text:p>Pentium 233MHz</text:p>
          </table:table-cell>
        </table:table-row>
        <table:table-row table:style-name="ro1">
          <table:table-cell table:style-name="ce80" office:value-type="string" calcext:value-type="string">
            <text:p>Floating Point Math</text:p>
          </table:table-cell>
          <table:table-cell table:style-name="ce83" office:value-type="float" office:value="0.546875" calcext:value-type="float">
            <text:p>0.54688</text:p>
          </table:table-cell>
          <table:table-cell table:style-name="ce88" office:value-type="float" office:value="2.90625" calcext:value-type="float">
            <text:p>2.90625</text:p>
          </table:table-cell>
          <table:table-cell table:style-name="ce88" office:value-type="float" office:value="4.015625" calcext:value-type="float">
            <text:p>4.01563</text:p>
          </table:table-cell>
          <table:table-cell table:style-name="ce93" table:number-columns-repeated="3"/>
          <table:table-cell table:style-name="ce99" office:value-type="float" office:value="28.449951" calcext:value-type="float">
            <text:p>28.44995</text:p>
          </table:table-cell>
          <table:table-cell table:style-name="ce99" office:value-type="float" office:value="21.8601" calcext:value-type="float">
            <text:p>21.86010</text:p>
          </table:table-cell>
          <table:table-cell table:style-name="ce99" office:value-type="float" office:value="15.32" calcext:value-type="float">
            <text:p>15.32000</text:p>
          </table:table-cell>
          <table:table-cell table:style-name="ce99" office:value-type="float" office:value="13.68017" calcext:value-type="float">
            <text:p>13.68017</text:p>
          </table:table-cell>
          <table:table-cell table:style-name="ce103" office:value-type="float" office:value="13.6171875" calcext:value-type="float">
            <text:p>13.61719</text:p>
          </table:table-cell>
          <table:table-cell table:style-name="ce99" office:value-type="float" office:value="6.59375" calcext:value-type="float">
            <text:p>6.59375</text:p>
          </table:table-cell>
          <table:table-cell table:style-name="ce99" office:value-type="float" office:value="2.46972" calcext:value-type="float">
            <text:p>2.46972</text:p>
          </table:table-cell>
          <table:table-cell table:style-name="ce99" office:value-type="float" office:value="1.6484375" calcext:value-type="float">
            <text:p>1.64844</text:p>
          </table:table-cell>
          <table:table-cell table:style-name="ce99" office:value-type="float" office:value="1.37011" calcext:value-type="float">
            <text:p>1.37011</text:p>
          </table:table-cell>
          <table:table-cell table:style-name="ce99" office:value-type="float" office:value="0.43945" calcext:value-type="float">
            <text:p>0.43945</text:p>
          </table:table-cell>
        </table:table-row>
        <table:table-row table:style-name="ro1">
          <table:table-cell table:style-name="ce80" office:value-type="string" calcext:value-type="string">
            <text:p>Integer Math</text:p>
          </table:table-cell>
          <table:table-cell table:style-name="ce83" office:value-type="float" office:value="0.5546875" calcext:value-type="float">
            <text:p>0.55469</text:p>
          </table:table-cell>
          <table:table-cell table:style-name="ce88" office:value-type="float" office:value="2.96875" calcext:value-type="float">
            <text:p>2.96875</text:p>
          </table:table-cell>
          <table:table-cell table:style-name="ce88" office:value-type="float" office:value="4.1171875" calcext:value-type="float">
            <text:p>4.11719</text:p>
          </table:table-cell>
          <table:table-cell table:style-name="ce93" table:number-columns-repeated="3"/>
          <table:table-cell table:style-name="ce99" office:value-type="float" office:value="34.21997" calcext:value-type="float">
            <text:p>34.21997</text:p>
          </table:table-cell>
          <table:table-cell table:style-name="ce99" office:value-type="float" office:value="25.31982" calcext:value-type="float">
            <text:p>25.31982</text:p>
          </table:table-cell>
          <table:table-cell table:style-name="ce99" office:value-type="float" office:value="18.289978" calcext:value-type="float">
            <text:p>18.28998</text:p>
          </table:table-cell>
          <table:table-cell table:style-name="ce99" office:value-type="float" office:value="16.31005" calcext:value-type="float">
            <text:p>16.31005</text:p>
          </table:table-cell>
          <table:table-cell table:style-name="ce103" office:value-type="float" office:value="15.6015625" calcext:value-type="float">
            <text:p>15.60156</text:p>
          </table:table-cell>
          <table:table-cell table:style-name="ce99" office:value-type="float" office:value="9.828125" calcext:value-type="float">
            <text:p>9.82813</text:p>
          </table:table-cell>
          <table:table-cell table:style-name="ce99" office:value-type="float" office:value="3.68066" calcext:value-type="float">
            <text:p>3.68066</text:p>
          </table:table-cell>
          <table:table-cell table:style-name="ce99" office:value-type="float" office:value="2.46875" calcext:value-type="float">
            <text:p>2.46875</text:p>
          </table:table-cell>
          <table:table-cell table:style-name="ce99" office:value-type="float" office:value="1.65039" calcext:value-type="float">
            <text:p>1.65039</text:p>
          </table:table-cell>
          <table:table-cell table:style-name="ce99" office:value-type="float" office:value="0.5498" calcext:value-type="float">
            <text:p>0.54980</text:p>
          </table:table-cell>
        </table:table-row>
        <table:table-row table:style-name="ro1">
          <table:table-cell table:style-name="ce80" office:value-type="string" calcext:value-type="string">
            <text:p>Math IF/ELSE Logic</text:p>
          </table:table-cell>
          <table:table-cell table:style-name="ce83" office:value-type="float" office:value="0.6015625" calcext:value-type="float">
            <text:p>0.60156</text:p>
          </table:table-cell>
          <table:table-cell table:style-name="ce88" office:value-type="float" office:value="2.6953125" calcext:value-type="float">
            <text:p>2.69531</text:p>
          </table:table-cell>
          <table:table-cell table:style-name="ce88" office:value-type="float" office:value="3.8984375" calcext:value-type="float">
            <text:p>3.89844</text:p>
          </table:table-cell>
          <table:table-cell table:style-name="ce93" table:number-columns-repeated="3"/>
          <table:table-cell table:style-name="ce99" office:value-type="float" office:value="34.159912" calcext:value-type="float">
            <text:p>34.15991</text:p>
          </table:table-cell>
          <table:table-cell table:style-name="ce99" office:value-type="float" office:value="26.09008" calcext:value-type="float">
            <text:p>26.09008</text:p>
          </table:table-cell>
          <table:table-cell table:style-name="ce99" office:value-type="float" office:value="18.400024" calcext:value-type="float">
            <text:p>18.40002</text:p>
          </table:table-cell>
          <table:table-cell table:style-name="ce99" office:value-type="float" office:value="16.41921" calcext:value-type="float">
            <text:p>16.41921</text:p>
          </table:table-cell>
          <table:table-cell table:style-name="ce103" office:value-type="float" office:value="15.6484375" calcext:value-type="float">
            <text:p>15.64844</text:p>
          </table:table-cell>
          <table:table-cell table:style-name="ce99" office:value-type="float" office:value="8.3515625" calcext:value-type="float">
            <text:p>8.35156</text:p>
          </table:table-cell>
          <table:table-cell table:style-name="ce99" office:value-type="float" office:value="3.12988" calcext:value-type="float">
            <text:p>3.12988</text:p>
          </table:table-cell>
          <table:table-cell table:style-name="ce99" office:value-type="float" office:value="2.09375" calcext:value-type="float">
            <text:p>2.09375</text:p>
          </table:table-cell>
          <table:table-cell table:style-name="ce99" office:value-type="float" office:value="1.58984" calcext:value-type="float">
            <text:p>1.58984</text:p>
          </table:table-cell>
          <table:table-cell table:style-name="ce99" office:value-type="float" office:value="0.49023" calcext:value-type="float">
            <text:p>0.49023</text:p>
          </table:table-cell>
        </table:table-row>
        <table:table-row table:style-name="ro1">
          <table:table-cell table:style-name="ce80" office:value-type="string" calcext:value-type="string">
            <text:p>String IF/ELSE Logic</text:p>
          </table:table-cell>
          <table:table-cell table:style-name="ce83" office:value-type="float" office:value="0.546875" calcext:value-type="float">
            <text:p>0.54688</text:p>
          </table:table-cell>
          <table:table-cell table:style-name="ce88" office:value-type="float" office:value="2.3046875" calcext:value-type="float">
            <text:p>2.30469</text:p>
          </table:table-cell>
          <table:table-cell table:style-name="ce88" office:value-type="float" office:value="3.3046875" calcext:value-type="float">
            <text:p>3.30469</text:p>
          </table:table-cell>
          <table:table-cell table:style-name="ce93" table:number-columns-repeated="3"/>
          <table:table-cell table:style-name="ce99" office:value-type="float" office:value="29.170166" calcext:value-type="float">
            <text:p>29.17017</text:p>
          </table:table-cell>
          <table:table-cell table:style-name="ce99" office:value-type="float" office:value="22.02001" calcext:value-type="float">
            <text:p>22.02001</text:p>
          </table:table-cell>
          <table:table-cell table:style-name="ce99" office:value-type="float" office:value="15.599975" calcext:value-type="float">
            <text:p>15.59998</text:p>
          </table:table-cell>
          <table:table-cell table:style-name="ce99" office:value-type="float" office:value="14.01012" calcext:value-type="float">
            <text:p>14.01012</text:p>
          </table:table-cell>
          <table:table-cell table:style-name="ce103" office:value-type="float" office:value="13.34375" calcext:value-type="float">
            <text:p>13.34375</text:p>
          </table:table-cell>
          <table:table-cell table:style-name="ce99" office:value-type="float" office:value="6.7578125" calcext:value-type="float">
            <text:p>6.75781</text:p>
          </table:table-cell>
          <table:table-cell table:style-name="ce99" office:value-type="float" office:value="2.52929" calcext:value-type="float">
            <text:p>2.52929</text:p>
          </table:table-cell>
          <table:table-cell table:style-name="ce99" office:value-type="float" office:value="1.63671" calcext:value-type="float">
            <text:p>1.63671</text:p>
          </table:table-cell>
          <table:table-cell table:style-name="ce99" office:value-type="float" office:value="1.31933" calcext:value-type="float">
            <text:p>1.31933</text:p>
          </table:table-cell>
          <table:table-cell table:style-name="ce99" office:value-type="float" office:value="0.37977" calcext:value-type="float">
            <text:p>0.37977</text:p>
          </table:table-cell>
        </table:table-row>
        <table:table-row table:style-name="ro1">
          <table:table-cell table:style-name="ce80" office:value-type="string" calcext:value-type="string">
            <text:p>String Select Case Logic</text:p>
          </table:table-cell>
          <table:table-cell table:style-name="ce83" office:value-type="float" office:value="0.5546875" calcext:value-type="float">
            <text:p>0.55469</text:p>
          </table:table-cell>
          <table:table-cell table:style-name="ce88" office:value-type="float" office:value="2.3046875" calcext:value-type="float">
            <text:p>2.30469</text:p>
          </table:table-cell>
          <table:table-cell table:style-name="ce88" office:value-type="float" office:value="3.234375" calcext:value-type="float">
            <text:p>3.23438</text:p>
          </table:table-cell>
          <table:table-cell table:style-name="ce93" table:number-columns-repeated="3"/>
          <table:table-cell table:style-name="ce99" office:value-type="float" office:value="29.21997" calcext:value-type="float">
            <text:p>29.21997</text:p>
          </table:table-cell>
          <table:table-cell table:style-name="ce99" office:value-type="float" office:value="22.03003" calcext:value-type="float">
            <text:p>22.03003</text:p>
          </table:table-cell>
          <table:table-cell table:style-name="ce99" office:value-type="float" office:value="15.650024" calcext:value-type="float">
            <text:p>15.65002</text:p>
          </table:table-cell>
          <table:table-cell table:style-name="ce99" office:value-type="float" office:value="13.9497" calcext:value-type="float">
            <text:p>13.94970</text:p>
          </table:table-cell>
          <table:table-cell table:style-name="ce103" office:value-type="float" office:value="13.2890625" calcext:value-type="float">
            <text:p>13.28906</text:p>
          </table:table-cell>
          <table:table-cell table:style-name="ce99" office:value-type="float" office:value="6.8125" calcext:value-type="float">
            <text:p>6.81250</text:p>
          </table:table-cell>
          <table:table-cell table:style-name="ce99" office:value-type="float" office:value="2.5205" calcext:value-type="float">
            <text:p>2.52050</text:p>
          </table:table-cell>
          <table:table-cell table:style-name="ce99" office:value-type="float" office:value="1.64843" calcext:value-type="float">
            <text:p>1.64843</text:p>
          </table:table-cell>
          <table:table-cell table:style-name="ce99" office:value-type="float" office:value="1.26074" calcext:value-type="float">
            <text:p>1.26074</text:p>
          </table:table-cell>
          <table:table-cell table:style-name="ce99" office:value-type="float" office:value="0.44042" calcext:value-type="float">
            <text:p>0.44042</text:p>
          </table:table-cell>
        </table:table-row>
        <table:table-row table:style-name="ro1">
          <table:table-cell table:style-name="ce80" office:value-type="string" calcext:value-type="string">
            <text:p>Integer Array Sort</text:p>
          </table:table-cell>
          <table:table-cell table:style-name="ce83" office:value-type="float" office:value="0.5546875" calcext:value-type="float">
            <text:p>0.55469</text:p>
          </table:table-cell>
          <table:table-cell table:style-name="ce88" office:value-type="float" office:value="2.140625" calcext:value-type="float">
            <text:p>2.14063</text:p>
          </table:table-cell>
          <table:table-cell table:style-name="ce88" office:value-type="float" office:value="3.1328125" calcext:value-type="float">
            <text:p>3.13281</text:p>
          </table:table-cell>
          <table:table-cell table:style-name="ce93" table:number-columns-repeated="3"/>
          <table:table-cell table:style-name="ce99" office:value-type="float" office:value="32.23999" calcext:value-type="float">
            <text:p>32.23999</text:p>
          </table:table-cell>
          <table:table-cell table:style-name="ce99" office:value-type="float" office:value="25.32006" calcext:value-type="float">
            <text:p>25.32006</text:p>
          </table:table-cell>
          <table:table-cell table:style-name="ce99" office:value-type="float" office:value="17.689971" calcext:value-type="float">
            <text:p>17.68997</text:p>
          </table:table-cell>
          <table:table-cell table:style-name="ce99" office:value-type="float" office:value="15.87011" calcext:value-type="float">
            <text:p>15.87011</text:p>
          </table:table-cell>
          <table:table-cell table:style-name="ce103" office:value-type="float" office:value="14.9453125" calcext:value-type="float">
            <text:p>14.94531</text:p>
          </table:table-cell>
          <table:table-cell table:style-name="ce99" office:value-type="float" office:value="6.96875" calcext:value-type="float">
            <text:p>6.96875</text:p>
          </table:table-cell>
          <table:table-cell table:style-name="ce99" office:value-type="float" office:value="2.63964" calcext:value-type="float">
            <text:p>2.63964</text:p>
          </table:table-cell>
          <table:table-cell table:style-name="ce99" office:value-type="float" office:value="1.75" calcext:value-type="float">
            <text:p>1.75000</text:p>
          </table:table-cell>
          <table:table-cell table:style-name="ce99" office:value-type="float" office:value="1.47949" calcext:value-type="float">
            <text:p>1.47949</text:p>
          </table:table-cell>
          <table:table-cell table:style-name="ce99" office:value-type="float" office:value="0.43945" calcext:value-type="float">
            <text:p>0.43945</text:p>
          </table:table-cell>
        </table:table-row>
        <table:table-row table:style-name="ro1">
          <table:table-cell table:style-name="ce80" office:value-type="string" calcext:value-type="string">
            <text:p>Seq. Print Rate</text:p>
          </table:table-cell>
          <table:table-cell table:style-name="ce83" office:value-type="float" office:value="0.4375" calcext:value-type="float">
            <text:p>0.43750</text:p>
          </table:table-cell>
          <table:table-cell table:style-name="ce88" office:value-type="float" office:value="0.765625" calcext:value-type="float">
            <text:p>0.76563</text:p>
          </table:table-cell>
          <table:table-cell table:style-name="ce88" office:value-type="float" office:value="0.8828125" calcext:value-type="float">
            <text:p>0.88281</text:p>
          </table:table-cell>
          <table:table-cell table:style-name="ce93" table:number-columns-repeated="3"/>
          <table:table-cell table:style-name="ce99" office:value-type="float" office:value="7.030029" calcext:value-type="float">
            <text:p>7.03003</text:p>
          </table:table-cell>
          <table:table-cell table:style-name="ce99" office:value-type="float" office:value="5.81982" calcext:value-type="float">
            <text:p>5.81982</text:p>
          </table:table-cell>
          <table:table-cell table:style-name="ce99" office:value-type="float" office:value="3.020019" calcext:value-type="float">
            <text:p>3.02002</text:p>
          </table:table-cell>
          <table:table-cell table:style-name="ce99" office:value-type="float" office:value="2.81005" calcext:value-type="float">
            <text:p>2.81005</text:p>
          </table:table-cell>
          <table:table-cell table:style-name="ce103" office:value-type="float" office:value="1.9765625" calcext:value-type="float">
            <text:p>1.97656</text:p>
          </table:table-cell>
          <table:table-cell table:style-name="ce99" office:value-type="float" office:value="1.6484375" calcext:value-type="float">
            <text:p>1.64844</text:p>
          </table:table-cell>
          <table:table-cell table:style-name="ce99" office:value-type="float" office:value="0.82031" calcext:value-type="float">
            <text:p>0.82031</text:p>
          </table:table-cell>
          <table:table-cell table:style-name="ce99" office:value-type="float" office:value="0.76953" calcext:value-type="float">
            <text:p>0.76953</text:p>
          </table:table-cell>
          <table:table-cell table:style-name="ce99" office:value-type="float" office:value="0.66015" calcext:value-type="float">
            <text:p>0.66015</text:p>
          </table:table-cell>
          <table:table-cell table:style-name="ce99" office:value-type="float" office:value="0.33007" calcext:value-type="float">
            <text:p>0.33007</text:p>
          </table:table-cell>
        </table:table-row>
        <table:table-row table:style-name="ro1">
          <table:table-cell table:style-name="ce80" office:value-type="string" calcext:value-type="string">
            <text:p>Seq. Character Fill Rate</text:p>
          </table:table-cell>
          <table:table-cell table:style-name="ce83" office:value-type="float" office:value="0.1640625" calcext:value-type="float">
            <text:p>0.16406</text:p>
          </table:table-cell>
          <table:table-cell table:style-name="ce88" office:value-type="float" office:value="0.5" calcext:value-type="float">
            <text:p>0.50000</text:p>
          </table:table-cell>
          <table:table-cell table:style-name="ce88" office:value-type="float" office:value="0.65625" calcext:value-type="float">
            <text:p>0.65625</text:p>
          </table:table-cell>
          <table:table-cell table:style-name="ce93" table:number-columns-repeated="3"/>
          <table:table-cell table:style-name="ce99" office:value-type="float" office:value="6.589843" calcext:value-type="float">
            <text:p>6.58984</text:p>
          </table:table-cell>
          <table:table-cell table:style-name="ce99" office:value-type="float" office:value="5.1101" calcext:value-type="float">
            <text:p>5.11010</text:p>
          </table:table-cell>
          <table:table-cell table:style-name="ce99" office:value-type="float" office:value="3.25" calcext:value-type="float">
            <text:p>3.25000</text:p>
          </table:table-cell>
          <table:table-cell table:style-name="ce99" office:value-type="float" office:value="2.90966" calcext:value-type="float">
            <text:p>2.90966</text:p>
          </table:table-cell>
          <table:table-cell table:style-name="ce103" office:value-type="float" office:value="2.46875" calcext:value-type="float">
            <text:p>2.46875</text:p>
          </table:table-cell>
          <table:table-cell table:style-name="ce99" office:value-type="float" office:value="1.2578125" calcext:value-type="float">
            <text:p>1.25781</text:p>
          </table:table-cell>
          <table:table-cell table:style-name="ce99" office:value-type="float" office:value="0.5" calcext:value-type="float">
            <text:p>0.50000</text:p>
          </table:table-cell>
          <table:table-cell table:style-name="ce99" office:value-type="float" office:value="0.28125" calcext:value-type="float">
            <text:p>0.28125</text:p>
          </table:table-cell>
          <table:table-cell table:style-name="ce99" office:value-type="float" office:value="0.28027" calcext:value-type="float">
            <text:p>0.28027</text:p>
          </table:table-cell>
          <table:table-cell table:style-name="ce99" office:value-type="float" office:value="0.11035" calcext:value-type="float">
            <text:p>0.11035</text:p>
          </table:table-cell>
        </table:table-row>
        <table:table-row table:style-name="ro1">
          <table:table-cell table:style-name="ce80" office:value-type="string" calcext:value-type="string">
            <text:p>Rnd. Character Fill Rate</text:p>
          </table:table-cell>
          <table:table-cell table:style-name="ce83" office:value-type="float" office:value="0.1640625" calcext:value-type="float">
            <text:p>0.16406</text:p>
          </table:table-cell>
          <table:table-cell table:style-name="ce88" office:value-type="float" office:value="0.7734375" calcext:value-type="float">
            <text:p>0.77344</text:p>
          </table:table-cell>
          <table:table-cell table:style-name="ce88" office:value-type="float" office:value="1.1015625" calcext:value-type="float">
            <text:p>1.10156</text:p>
          </table:table-cell>
          <table:table-cell table:style-name="ce93" table:number-columns-repeated="3"/>
          <table:table-cell table:style-name="ce99" office:value-type="float" office:value="8.350097" calcext:value-type="float">
            <text:p>8.35010</text:p>
          </table:table-cell>
          <table:table-cell table:style-name="ce99" office:value-type="float" office:value="6.20996" calcext:value-type="float">
            <text:p>6.20996</text:p>
          </table:table-cell>
          <table:table-cell table:style-name="ce99" office:value-type="float" office:value="4.330017" calcext:value-type="float">
            <text:p>4.33002</text:p>
          </table:table-cell>
          <table:table-cell table:style-name="ce99" office:value-type="float" office:value="3.90039" calcext:value-type="float">
            <text:p>3.90039</text:p>
          </table:table-cell>
          <table:table-cell table:style-name="ce103" office:value-type="float" office:value="3.6796875" calcext:value-type="float">
            <text:p>3.67969</text:p>
          </table:table-cell>
          <table:table-cell table:style-name="ce99" office:value-type="float" office:value="2.09375" calcext:value-type="float">
            <text:p>2.09375</text:p>
          </table:table-cell>
          <table:table-cell table:style-name="ce99" office:value-type="float" office:value="0.76953" calcext:value-type="float">
            <text:p>0.76953</text:p>
          </table:table-cell>
          <table:table-cell table:style-name="ce99" office:value-type="float" office:value="0.55078" calcext:value-type="float">
            <text:p>0.55078</text:p>
          </table:table-cell>
          <table:table-cell table:style-name="ce99" office:value-type="float" office:value="0.37988" calcext:value-type="float">
            <text:p>0.37988</text:p>
          </table:table-cell>
          <table:table-cell table:style-name="ce99" office:value-type="float" office:value="0.11035" calcext:value-type="float">
            <text:p>0.11035</text:p>
          </table:table-cell>
        </table:table-row>
        <table:table-row table:style-name="ro1">
          <table:table-cell table:style-name="ce80" office:value-type="string" calcext:value-type="string">
            <text:p>Rnd. Character FR, Rnd. Color</text:p>
          </table:table-cell>
          <table:table-cell table:style-name="ce83" office:value-type="float" office:value="0.21875" calcext:value-type="float">
            <text:p>0.21875</text:p>
          </table:table-cell>
          <table:table-cell table:style-name="ce88" office:value-type="float" office:value="0.9765625" calcext:value-type="float">
            <text:p>0.97656</text:p>
          </table:table-cell>
          <table:table-cell table:style-name="ce88" office:value-type="float" office:value="1.53125" calcext:value-type="float">
            <text:p>1.53125</text:p>
          </table:table-cell>
          <table:table-cell table:style-name="ce93" table:number-columns-repeated="3"/>
          <table:table-cell table:style-name="ce99" office:value-type="float" office:value="11.26" calcext:value-type="float">
            <text:p>11.26000</text:p>
          </table:table-cell>
          <table:table-cell table:style-name="ce99" office:value-type="float" office:value="8.40991" calcext:value-type="float">
            <text:p>8.40991</text:p>
          </table:table-cell>
          <table:table-cell table:style-name="ce99" office:value-type="float" office:value="5.8799743" calcext:value-type="float">
            <text:p>5.87997</text:p>
          </table:table-cell>
          <table:table-cell table:style-name="ce99" office:value-type="float" office:value="5.20096" calcext:value-type="float">
            <text:p>5.20096</text:p>
          </table:table-cell>
          <table:table-cell table:style-name="ce103" office:value-type="float" office:value="4.9921875" calcext:value-type="float">
            <text:p>4.99219</text:p>
          </table:table-cell>
          <table:table-cell table:style-name="ce99" office:value-type="float" office:value="2.859375" calcext:value-type="float">
            <text:p>2.85938</text:p>
          </table:table-cell>
          <table:table-cell table:style-name="ce99" office:value-type="float" office:value="1.10058" calcext:value-type="float">
            <text:p>1.10058</text:p>
          </table:table-cell>
          <table:table-cell table:style-name="ce99" office:value-type="float" office:value="0.707031" calcext:value-type="float">
            <text:p>0.70703</text:p>
          </table:table-cell>
          <table:table-cell table:style-name="ce99" office:value-type="float" office:value="0.5" calcext:value-type="float">
            <text:p>0.50000</text:p>
          </table:table-cell>
          <table:table-cell table:style-name="ce99" office:value-type="float" office:value="0.16992" calcext:value-type="float">
            <text:p>0.16992</text:p>
          </table:table-cell>
        </table:table-row>
        <table:table-row table:style-name="ro1">
          <table:table-cell table:style-name="ce80" office:value-type="string" calcext:value-type="string">
            <text:p>Seq. Pixel Fill Rate</text:p>
          </table:table-cell>
          <table:table-cell table:style-name="ce83" office:value-type="float" office:value="0.390625" calcext:value-type="float">
            <text:p>0.39063</text:p>
          </table:table-cell>
          <table:table-cell table:style-name="ce88" office:value-type="float" office:value="0.875" calcext:value-type="float">
            <text:p>0.87500</text:p>
          </table:table-cell>
          <table:table-cell table:style-name="ce88" office:value-type="float" office:value="1.2109375" calcext:value-type="float">
            <text:p>1.21094</text:p>
          </table:table-cell>
          <table:table-cell table:style-name="ce93" table:number-columns-repeated="3"/>
          <table:table-cell table:style-name="ce99" office:value-type="float" office:value="12.14012" calcext:value-type="float">
            <text:p>12.14012</text:p>
          </table:table-cell>
          <table:table-cell table:style-name="ce99" office:value-type="float" office:value="9.6101" calcext:value-type="float">
            <text:p>9.61010</text:p>
          </table:table-cell>
          <table:table-cell table:style-name="ce99" office:value-type="float" office:value="6.7000122" calcext:value-type="float">
            <text:p>6.70001</text:p>
          </table:table-cell>
          <table:table-cell table:style-name="ce99" office:value-type="float" office:value="5.98974" calcext:value-type="float">
            <text:p>5.98974</text:p>
          </table:table-cell>
          <table:table-cell table:style-name="ce103" office:value-type="float" office:value="5.4375" calcext:value-type="float">
            <text:p>5.43750</text:p>
          </table:table-cell>
          <table:table-cell table:style-name="ce99" office:value-type="float" office:value="2.46875" calcext:value-type="float">
            <text:p>2.46875</text:p>
          </table:table-cell>
          <table:table-cell table:style-name="ce99" office:value-type="float" office:value="0.92968" calcext:value-type="float">
            <text:p>0.92968</text:p>
          </table:table-cell>
          <table:table-cell table:style-name="ce99" office:value-type="float" office:value="0.660156" calcext:value-type="float">
            <text:p>0.66016</text:p>
          </table:table-cell>
          <table:table-cell table:style-name="ce99" office:value-type="float" office:value="0.5498" calcext:value-type="float">
            <text:p>0.54980</text:p>
          </table:table-cell>
          <table:table-cell table:style-name="ce99" office:value-type="float" office:value="0.16015" calcext:value-type="float">
            <text:p>0.16015</text:p>
          </table:table-cell>
        </table:table-row>
        <table:table-row table:style-name="ro1">
          <table:table-cell table:style-name="ce80" office:value-type="string" calcext:value-type="string">
            <text:p>'Seq. Pixel Fill Rate, Rnd. Co</text:p>
          </table:table-cell>
          <table:table-cell table:style-name="ce83" office:value-type="float" office:value="1.0390625" calcext:value-type="float">
            <text:p>1.03906</text:p>
          </table:table-cell>
          <table:table-cell table:style-name="ce88" office:value-type="float" office:value="4.671875" calcext:value-type="float">
            <text:p>4.67188</text:p>
          </table:table-cell>
          <table:table-cell table:style-name="ce88" office:value-type="float" office:value="6.703125" calcext:value-type="float">
            <text:p>6.70313</text:p>
          </table:table-cell>
          <table:table-cell table:style-name="ce93" table:number-columns-repeated="3"/>
          <table:table-cell table:style-name="ce99" office:value-type="float" office:value="52.88989" calcext:value-type="float">
            <text:p>52.88989</text:p>
          </table:table-cell>
          <table:table-cell table:style-name="ce99" office:value-type="float" office:value="39.65991" calcext:value-type="float">
            <text:p>39.65991</text:p>
          </table:table-cell>
          <table:table-cell table:style-name="ce99" office:value-type="float" office:value="28.23001" calcext:value-type="float">
            <text:p>28.23001</text:p>
          </table:table-cell>
          <table:table-cell table:style-name="ce99" office:value-type="float" office:value="25.1499" calcext:value-type="float">
            <text:p>25.14990</text:p>
          </table:table-cell>
          <table:table-cell table:style-name="ce103" office:value-type="float" office:value="24.328125" calcext:value-type="float">
            <text:p>24.32813</text:p>
          </table:table-cell>
          <table:table-cell table:style-name="ce99" office:value-type="float" office:value="14.015625" calcext:value-type="float">
            <text:p>14.01563</text:p>
          </table:table-cell>
          <table:table-cell table:style-name="ce99" office:value-type="float" office:value="5.2705" calcext:value-type="float">
            <text:p>5.27050</text:p>
          </table:table-cell>
          <table:table-cell table:style-name="ce99" office:value-type="float" office:value="3.52343" calcext:value-type="float">
            <text:p>3.52343</text:p>
          </table:table-cell>
          <table:table-cell table:style-name="ce99" office:value-type="float" office:value="2.58007" calcext:value-type="float">
            <text:p>2.58007</text:p>
          </table:table-cell>
          <table:table-cell table:style-name="ce99" office:value-type="float" office:value="0.8291" calcext:value-type="float">
            <text:p>0.82910</text:p>
          </table:table-cell>
        </table:table-row>
        <table:table-row table:style-name="ro1" table:number-rows-repeated="2">
          <table:table-cell table:style-name="ce80"/>
          <table:table-cell table:style-name="ce84"/>
          <table:table-cell table:style-name="ce89" table:number-columns-repeated="2"/>
          <table:table-cell table:style-name="ce94" table:number-columns-repeated="3"/>
          <table:table-cell table:style-name="ce100" table:number-columns-repeated="4"/>
          <table:table-cell table:style-name="ce104"/>
          <table:table-cell table:style-name="ce100" table:number-columns-repeated="5"/>
        </table:table-row>
        <table:table-row table:style-name="ro1">
          <table:table-cell table:style-name="ce80" office:value-type="string" calcext:value-type="string">
            <text:p>Total Time (seconds)</text:p>
          </table:table-cell>
          <table:table-cell table:style-name="ce83" table:formula="of:=SUM([.B3:.B14])" office:value-type="float" office:value="5.7734375" calcext:value-type="float">
            <text:p>5.77344</text:p>
          </table:table-cell>
          <table:table-cell table:style-name="ce88" table:formula="of:=SUM([.C3:.C14])" office:value-type="float" office:value="23.8828125" calcext:value-type="float">
            <text:p>23.88281</text:p>
          </table:table-cell>
          <table:table-cell table:style-name="ce88" table:formula="of:=SUM([.D3:.D14])" office:value-type="float" office:value="33.7890625" calcext:value-type="float">
            <text:p>33.78906</text:p>
          </table:table-cell>
          <table:table-cell table:style-name="ce93" table:formula="of:=SUM([.E3:.E14])" office:value-type="float" office:value="0" calcext:value-type="float">
            <text:p>0.00000</text:p>
          </table:table-cell>
          <table:table-cell table:style-name="ce93" table:formula="of:=SUM([.F3:.F14])" office:value-type="float" office:value="0" calcext:value-type="float">
            <text:p>0.00000</text:p>
          </table:table-cell>
          <table:table-cell table:style-name="ce93" table:formula="of:=SUM([.G3:.G14])" office:value-type="float" office:value="0" calcext:value-type="float">
            <text:p>0.00000</text:p>
          </table:table-cell>
          <table:table-cell table:style-name="ce99" table:formula="of:=SUM([.H3:.H14])" office:value-type="float" office:value="285.719938" calcext:value-type="float">
            <text:p>285.71994</text:p>
          </table:table-cell>
          <table:table-cell table:style-name="ce99" table:formula="of:=SUM([.I3:.I14])" office:value-type="float" office:value="217.4599" calcext:value-type="float">
            <text:p>217.45990</text:p>
          </table:table-cell>
          <table:table-cell table:style-name="ce99" table:formula="of:=SUM([.J3:.J14])" office:value-type="float" office:value="152.3600045" calcext:value-type="float">
            <text:p>152.36000</text:p>
          </table:table-cell>
          <table:table-cell table:style-name="ce99" table:formula="of:=SUM([.K3:.K14])" office:value-type="float" office:value="136.20006" calcext:value-type="float">
            <text:p>136.20006</text:p>
          </table:table-cell>
          <table:table-cell table:style-name="ce103" table:formula="of:=SUM([.L3:.L14])" office:value-type="float" office:value="129.328125" calcext:value-type="float">
            <text:p>129.32813</text:p>
          </table:table-cell>
          <table:table-cell table:style-name="ce99" table:formula="of:=SUM([.M3:.M14])" office:value-type="float" office:value="69.65625" calcext:value-type="float">
            <text:p>69.65625</text:p>
          </table:table-cell>
          <table:table-cell table:style-name="ce99" table:formula="of:=SUM([.N3:.N14])" office:value-type="float" office:value="26.36029" calcext:value-type="float">
            <text:p>26.36029</text:p>
          </table:table-cell>
          <table:table-cell table:style-name="ce99" table:formula="of:=SUM([.O3:.O14])" office:value-type="float" office:value="17.7382545" calcext:value-type="float">
            <text:p>17.73825</text:p>
          </table:table-cell>
          <table:table-cell table:style-name="ce99" table:formula="of:=SUM([.P3:.P14])" office:value-type="float" office:value="13.62007" calcext:value-type="float">
            <text:p>13.62007</text:p>
          </table:table-cell>
          <table:table-cell table:style-name="ce99" table:formula="of:=SUM([.Q3:.Q14])" office:value-type="float" office:value="4.44906" calcext:value-type="float">
            <text:p>4.44906</text:p>
          </table:table-cell>
        </table:table-row>
        <table:table-row table:style-name="ro1">
          <table:table-cell table:style-name="ce81"/>
          <table:table-cell table:style-name="ce84"/>
          <table:table-cell table:style-name="ce89" table:number-columns-repeated="2"/>
          <table:table-cell table:style-name="ce94" table:number-columns-repeated="3"/>
          <table:table-cell table:style-name="ce100" table:number-columns-repeated="4"/>
          <table:table-cell table:style-name="ce104"/>
          <table:table-cell table:style-name="ce100" table:number-columns-repeated="5"/>
        </table:table-row>
        <table:table-row table:style-name="ro1">
          <table:table-cell table:style-name="ce80" office:value-type="string" calcext:value-type="string">
            <text:p>Percent of Pentium 233MHz</text:p>
          </table:table-cell>
          <table:table-cell table:style-name="ce85" table:formula="of:=SUM([.B17]/[.B17]*100)" office:value-type="float" office:value="100" calcext:value-type="float">
            <text:p>100.00</text:p>
          </table:table-cell>
          <table:table-cell table:style-name="ce90" table:formula="of:=SUM([.B17]/[.C17]*100)" office:value-type="float" office:value="24.1740268236834" calcext:value-type="float">
            <text:p>24.17</text:p>
          </table:table-cell>
          <table:table-cell table:style-name="ce90" table:formula="of:=SUM([.B17]/[.D17]*100)" office:value-type="float" office:value="17.0867052023121" calcext:value-type="float">
            <text:p>17.09</text:p>
          </table:table-cell>
          <table:table-cell table:style-name="ce95" table:formula="of:=SUM([.B17]/[.E17]*100)" office:value-type="string" office:string-value="" calcext:value-type="error">
            <text:p>#DIV/0!</text:p>
          </table:table-cell>
          <table:table-cell table:style-name="ce95" table:formula="of:=SUM([.B17]/[.F17]*100)" office:value-type="string" office:string-value="" calcext:value-type="error">
            <text:p>#DIV/0!</text:p>
          </table:table-cell>
          <table:table-cell table:style-name="ce95" table:formula="of:=SUM([.B17]/[.G17]*100)" office:value-type="string" office:string-value="" calcext:value-type="error">
            <text:p>#DIV/0!</text:p>
          </table:table-cell>
          <table:table-cell table:style-name="ce101" table:formula="of:=SUM([.B17]/[.H17]*100)" office:value-type="float" office:value="2.0206631502209" calcext:value-type="float">
            <text:p>2.02</text:p>
          </table:table-cell>
          <table:table-cell table:style-name="ce101" table:formula="of:=SUM([.B17]/[.I17]*100)" office:value-type="float" office:value="2.65494350912513" calcext:value-type="float">
            <text:p>2.65</text:p>
          </table:table-cell>
          <table:table-cell table:style-name="ce101" table:formula="of:=SUM([.B17]/[.J17]*100)" office:value-type="float" office:value="3.7893392816223" calcext:value-type="float">
            <text:p>3.79</text:p>
          </table:table-cell>
          <table:table-cell table:style-name="ce101" table:formula="of:=SUM([.B17]/[.K17]*100)" office:value-type="float" office:value="4.23893902836754" calcext:value-type="float">
            <text:p>4.24</text:p>
          </table:table-cell>
          <table:table-cell table:style-name="ce105" table:formula="of:=SUM([.B17]/[.L17]*100)" office:value-type="float" office:value="4.46417784221336" calcext:value-type="float">
            <text:p>4.46</text:p>
          </table:table-cell>
          <table:table-cell table:style-name="ce101" table:formula="of:=SUM([.B17]/[.M17]*100)" office:value-type="float" office:value="8.28847016599372" calcext:value-type="float">
            <text:p>8.29</text:p>
          </table:table-cell>
          <table:table-cell table:style-name="ce101" table:formula="of:=SUM([.B17]/[.N17]*100)" office:value-type="float" office:value="21.9020257364392" calcext:value-type="float">
            <text:p>21.90</text:p>
          </table:table-cell>
          <table:table-cell table:style-name="ce101" table:formula="of:=SUM([.B17]/[.O17]*100)" office:value-type="float" office:value="32.5479460225356" calcext:value-type="float">
            <text:p>32.55</text:p>
          </table:table-cell>
          <table:table-cell table:style-name="ce101" table:formula="of:=SUM([.B17]/[.P17]*100)" office:value-type="float" office:value="42.3891910981368" calcext:value-type="float">
            <text:p>42.39</text:p>
          </table:table-cell>
          <table:table-cell table:style-name="ce101" table:formula="of:=SUM([.B17]/[.Q17]*100)" office:value-type="float" office:value="129.767580118047" calcext:value-type="float">
            <text:p>129.77</text:p>
          </table:table-cell>
        </table:table-row>
        <table:table-row table:style-name="ro1">
          <table:table-cell table:number-columns-repeated="7"/>
          <table:table-cell table:style-name="ce102" table:number-columns-repeated="10"/>
        </table:table-row>
        <table:table-row table:style-name="ro1" table:number-rows-repeated="104855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eal Vs. Virtual CPU" table:style-name="ta1">
        <table:table-column table:style-name="co10" table:default-cell-style-name="ce80"/>
        <table:table-column table:style-name="co2" table:default-cell-style-name="ce58"/>
        <table:table-column table:style-name="co11" table:default-cell-style-name="ce63"/>
        <table:table-column table:style-name="co2" table:default-cell-style-name="ce68"/>
        <table:table-column table:style-name="co2" table:default-cell-style-name="ce73"/>
        <table:table-column table:style-name="co3" table:default-cell-style-name="ce68"/>
        <table:table-column table:style-name="co3" table:default-cell-style-name="ce73"/>
        <table:table-column table:style-name="co4" table:default-cell-style-name="ce68"/>
        <table:table-column table:style-name="co4" table:default-cell-style-name="ce73"/>
        <table:table-row table:style-name="ro1">
          <table:table-cell table:style-name="ce78" office:value-type="string" calcext:value-type="string" table:number-columns-spanned="1" table:number-rows-spanned="2">
            <text:p>Test</text:p>
          </table:table-cell>
          <table:table-cell table:style-name="ce56" office:value-type="string" calcext:value-type="string">
            <text:p>Virtual</text:p>
          </table:table-cell>
          <table:table-cell table:style-name="ce61"/>
          <table:table-cell table:style-name="ce66" office:value-type="string" calcext:value-type="string">
            <text:p>Real</text:p>
          </table:table-cell>
          <table:table-cell table:style-name="ce71" office:value-type="string" calcext:value-type="string">
            <text:p>Virtual</text:p>
          </table:table-cell>
          <table:table-cell table:style-name="ce66" office:value-type="string" calcext:value-type="string">
            <text:p>Real</text:p>
          </table:table-cell>
          <table:table-cell table:style-name="ce71" office:value-type="string" calcext:value-type="string">
            <text:p>Virtual</text:p>
          </table:table-cell>
          <table:table-cell table:style-name="ce66" office:value-type="string" calcext:value-type="string">
            <text:p>Real</text:p>
          </table:table-cell>
          <table:table-cell table:style-name="ce71" office:value-type="string" calcext:value-type="string">
            <text:p>Virtual</text:p>
          </table:table-cell>
        </table:table-row>
        <table:table-row table:style-name="ro1">
          <table:covered-table-cell table:style-name="ce79"/>
          <table:table-cell table:style-name="ce57" office:value-type="string" calcext:value-type="string">
            <text:p>DOSBox 5000</text:p>
          </table:table-cell>
          <table:table-cell table:style-name="ce62"/>
          <table:table-cell table:style-name="ce67" office:value-type="string" calcext:value-type="string">
            <text:p>Pentium 233MHz</text:p>
          </table:table-cell>
          <table:table-cell table:style-name="ce72" office:value-type="string" calcext:value-type="string">
            <text:p>Pentium 233MHz</text:p>
          </table:table-cell>
          <table:table-cell table:style-name="ce76" office:value-type="string" calcext:value-type="string">
            <text:p>486DX4 100MHz</text:p>
          </table:table-cell>
          <table:table-cell table:style-name="ce72" office:value-type="string" calcext:value-type="string">
            <text:p>486DX4 100MHz</text:p>
          </table:table-cell>
          <table:table-cell table:style-name="ce76" office:value-type="string" calcext:value-type="string">
            <text:p>486DX2 66MHz</text:p>
          </table:table-cell>
          <table:table-cell table:style-name="ce72" office:value-type="string" calcext:value-type="string">
            <text:p>486DX2 66MHz</text:p>
          </table:table-cell>
        </table:table-row>
        <table:table-row table:style-name="ro1">
          <table:table-cell office:value-type="string" calcext:value-type="string">
            <text:p>Floating Point Math</text:p>
          </table:table-cell>
          <table:table-cell office:value-type="float" office:value="13.6171875" calcext:value-type="float">
            <text:p>13.61719</text:p>
          </table:table-cell>
          <table:table-cell/>
          <table:table-cell office:value-type="float" office:value="0.546875" calcext:value-type="float">
            <text:p>0.54688</text:p>
          </table:table-cell>
          <table:table-cell office:value-type="float" office:value="0.43945" calcext:value-type="float">
            <text:p>0.43945</text:p>
          </table:table-cell>
          <table:table-cell office:value-type="float" office:value="2.90625" calcext:value-type="float">
            <text:p>2.90625</text:p>
          </table:table-cell>
          <table:table-cell office:value-type="float" office:value="1.6484375" calcext:value-type="float">
            <text:p>1.64844</text:p>
          </table:table-cell>
          <table:table-cell office:value-type="float" office:value="4.015625" calcext:value-type="float">
            <text:p>4.01563</text:p>
          </table:table-cell>
          <table:table-cell office:value-type="float" office:value="2.46972" calcext:value-type="float">
            <text:p>2.46972</text:p>
          </table:table-cell>
        </table:table-row>
        <table:table-row table:style-name="ro1">
          <table:table-cell office:value-type="string" calcext:value-type="string">
            <text:p>Integer Math</text:p>
          </table:table-cell>
          <table:table-cell office:value-type="float" office:value="15.6015625" calcext:value-type="float">
            <text:p>15.60156</text:p>
          </table:table-cell>
          <table:table-cell/>
          <table:table-cell office:value-type="float" office:value="0.5546875" calcext:value-type="float">
            <text:p>0.55469</text:p>
          </table:table-cell>
          <table:table-cell office:value-type="float" office:value="0.5498" calcext:value-type="float">
            <text:p>0.54980</text:p>
          </table:table-cell>
          <table:table-cell office:value-type="float" office:value="2.96875" calcext:value-type="float">
            <text:p>2.96875</text:p>
          </table:table-cell>
          <table:table-cell office:value-type="float" office:value="2.46875" calcext:value-type="float">
            <text:p>2.46875</text:p>
          </table:table-cell>
          <table:table-cell office:value-type="float" office:value="4.1171875" calcext:value-type="float">
            <text:p>4.11719</text:p>
          </table:table-cell>
          <table:table-cell office:value-type="float" office:value="3.68066" calcext:value-type="float">
            <text:p>3.68066</text:p>
          </table:table-cell>
        </table:table-row>
        <table:table-row table:style-name="ro1">
          <table:table-cell office:value-type="string" calcext:value-type="string">
            <text:p>Math IF/ELSE Logic</text:p>
          </table:table-cell>
          <table:table-cell office:value-type="float" office:value="15.6484375" calcext:value-type="float">
            <text:p>15.64844</text:p>
          </table:table-cell>
          <table:table-cell/>
          <table:table-cell office:value-type="float" office:value="0.6015625" calcext:value-type="float">
            <text:p>0.60156</text:p>
          </table:table-cell>
          <table:table-cell office:value-type="float" office:value="0.49023" calcext:value-type="float">
            <text:p>0.49023</text:p>
          </table:table-cell>
          <table:table-cell office:value-type="float" office:value="2.6953125" calcext:value-type="float">
            <text:p>2.69531</text:p>
          </table:table-cell>
          <table:table-cell office:value-type="float" office:value="2.09375" calcext:value-type="float">
            <text:p>2.09375</text:p>
          </table:table-cell>
          <table:table-cell office:value-type="float" office:value="3.8984375" calcext:value-type="float">
            <text:p>3.89844</text:p>
          </table:table-cell>
          <table:table-cell office:value-type="float" office:value="3.12988" calcext:value-type="float">
            <text:p>3.12988</text:p>
          </table:table-cell>
        </table:table-row>
        <table:table-row table:style-name="ro1">
          <table:table-cell office:value-type="string" calcext:value-type="string">
            <text:p>String IF/ELSE Logic</text:p>
          </table:table-cell>
          <table:table-cell office:value-type="float" office:value="13.34375" calcext:value-type="float">
            <text:p>13.34375</text:p>
          </table:table-cell>
          <table:table-cell/>
          <table:table-cell office:value-type="float" office:value="0.546875" calcext:value-type="float">
            <text:p>0.54688</text:p>
          </table:table-cell>
          <table:table-cell office:value-type="float" office:value="0.37977" calcext:value-type="float">
            <text:p>0.37977</text:p>
          </table:table-cell>
          <table:table-cell office:value-type="float" office:value="2.3046875" calcext:value-type="float">
            <text:p>2.30469</text:p>
          </table:table-cell>
          <table:table-cell office:value-type="float" office:value="1.63671" calcext:value-type="float">
            <text:p>1.63671</text:p>
          </table:table-cell>
          <table:table-cell office:value-type="float" office:value="3.3046875" calcext:value-type="float">
            <text:p>3.30469</text:p>
          </table:table-cell>
          <table:table-cell office:value-type="float" office:value="2.52929" calcext:value-type="float">
            <text:p>2.52929</text:p>
          </table:table-cell>
        </table:table-row>
        <table:table-row table:style-name="ro1">
          <table:table-cell office:value-type="string" calcext:value-type="string">
            <text:p>String Select Case Logic</text:p>
          </table:table-cell>
          <table:table-cell office:value-type="float" office:value="13.2890625" calcext:value-type="float">
            <text:p>13.28906</text:p>
          </table:table-cell>
          <table:table-cell/>
          <table:table-cell office:value-type="float" office:value="0.5546875" calcext:value-type="float">
            <text:p>0.55469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2.3046875" calcext:value-type="float">
            <text:p>2.30469</text:p>
          </table:table-cell>
          <table:table-cell office:value-type="float" office:value="1.64843" calcext:value-type="float">
            <text:p>1.64843</text:p>
          </table:table-cell>
          <table:table-cell office:value-type="float" office:value="3.234375" calcext:value-type="float">
            <text:p>3.23438</text:p>
          </table:table-cell>
          <table:table-cell office:value-type="float" office:value="2.5205" calcext:value-type="float">
            <text:p>2.52050</text:p>
          </table:table-cell>
        </table:table-row>
        <table:table-row table:style-name="ro1">
          <table:table-cell office:value-type="string" calcext:value-type="string">
            <text:p>Integer Array Sort</text:p>
          </table:table-cell>
          <table:table-cell office:value-type="float" office:value="14.9453125" calcext:value-type="float">
            <text:p>14.94531</text:p>
          </table:table-cell>
          <table:table-cell/>
          <table:table-cell office:value-type="float" office:value="0.5546875" calcext:value-type="float">
            <text:p>0.55469</text:p>
          </table:table-cell>
          <table:table-cell office:value-type="float" office:value="0.43945" calcext:value-type="float">
            <text:p>0.43945</text:p>
          </table:table-cell>
          <table:table-cell office:value-type="float" office:value="2.140625" calcext:value-type="float">
            <text:p>2.14063</text:p>
          </table:table-cell>
          <table:table-cell office:value-type="float" office:value="1.75" calcext:value-type="float">
            <text:p>1.75000</text:p>
          </table:table-cell>
          <table:table-cell office:value-type="float" office:value="3.1328125" calcext:value-type="float">
            <text:p>3.13281</text:p>
          </table:table-cell>
          <table:table-cell office:value-type="float" office:value="2.63964" calcext:value-type="float">
            <text:p>2.63964</text:p>
          </table:table-cell>
        </table:table-row>
        <table:table-row table:style-name="ro1">
          <table:table-cell office:value-type="string" calcext:value-type="string">
            <text:p>Seq. Print Rate</text:p>
          </table:table-cell>
          <table:table-cell office:value-type="float" office:value="1.9765625" calcext:value-type="float">
            <text:p>1.97656</text:p>
          </table:table-cell>
          <table:table-cell/>
          <table:table-cell office:value-type="float" office:value="0.4375" calcext:value-type="float">
            <text:p>0.43750</text:p>
          </table:table-cell>
          <table:table-cell office:value-type="float" office:value="0.33007" calcext:value-type="float">
            <text:p>0.33007</text:p>
          </table:table-cell>
          <table:table-cell office:value-type="float" office:value="0.765625" calcext:value-type="float">
            <text:p>0.76563</text:p>
          </table:table-cell>
          <table:table-cell office:value-type="float" office:value="0.76953" calcext:value-type="float">
            <text:p>0.76953</text:p>
          </table:table-cell>
          <table:table-cell office:value-type="float" office:value="0.8828125" calcext:value-type="float">
            <text:p>0.88281</text:p>
          </table:table-cell>
          <table:table-cell office:value-type="float" office:value="0.82031" calcext:value-type="float">
            <text:p>0.82031</text:p>
          </table:table-cell>
        </table:table-row>
        <table:table-row table:style-name="ro1">
          <table:table-cell office:value-type="string" calcext:value-type="string">
            <text:p>Seq. Character Fill Rate</text:p>
          </table:table-cell>
          <table:table-cell office:value-type="float" office:value="2.46875" calcext:value-type="float">
            <text:p>2.46875</text:p>
          </table:table-cell>
          <table:table-cell/>
          <table:table-cell office:value-type="float" office:value="0.1640625" calcext:value-type="float">
            <text:p>0.16406</text:p>
          </table:table-cell>
          <table:table-cell office:value-type="float" office:value="0.11035" calcext:value-type="float">
            <text:p>0.11035</text:p>
          </table:table-cell>
          <table:table-cell office:value-type="float" office:value="0.5" calcext:value-type="float">
            <text:p>0.50000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5" calcext:value-type="float">
            <text:p>0.50000</text:p>
          </table:table-cell>
        </table:table-row>
        <table:table-row table:style-name="ro1">
          <table:table-cell office:value-type="string" calcext:value-type="string">
            <text:p>Rnd. Character Fill Rate</text:p>
          </table:table-cell>
          <table:table-cell office:value-type="float" office:value="3.6796875" calcext:value-type="float">
            <text:p>3.67969</text:p>
          </table:table-cell>
          <table:table-cell/>
          <table:table-cell office:value-type="float" office:value="0.1640625" calcext:value-type="float">
            <text:p>0.16406</text:p>
          </table:table-cell>
          <table:table-cell office:value-type="float" office:value="0.11035" calcext:value-type="float">
            <text:p>0.11035</text:p>
          </table:table-cell>
          <table:table-cell office:value-type="float" office:value="0.7734375" calcext:value-type="float">
            <text:p>0.77344</text:p>
          </table:table-cell>
          <table:table-cell office:value-type="float" office:value="0.55078" calcext:value-type="float">
            <text:p>0.55078</text:p>
          </table:table-cell>
          <table:table-cell office:value-type="float" office:value="1.1015625" calcext:value-type="float">
            <text:p>1.10156</text:p>
          </table:table-cell>
          <table:table-cell office:value-type="float" office:value="0.76953" calcext:value-type="float">
            <text:p>0.76953</text:p>
          </table:table-cell>
        </table:table-row>
        <table:table-row table:style-name="ro1">
          <table:table-cell office:value-type="string" calcext:value-type="string">
            <text:p>Rnd. Character FR, Rnd. Color</text:p>
          </table:table-cell>
          <table:table-cell office:value-type="float" office:value="4.9921875" calcext:value-type="float">
            <text:p>4.99219</text:p>
          </table:table-cell>
          <table:table-cell/>
          <table:table-cell office:value-type="float" office:value="0.21875" calcext:value-type="float">
            <text:p>0.21875</text:p>
          </table:table-cell>
          <table:table-cell office:value-type="float" office:value="0.16992" calcext:value-type="float">
            <text:p>0.16992</text:p>
          </table:table-cell>
          <table:table-cell office:value-type="float" office:value="0.9765625" calcext:value-type="float">
            <text:p>0.97656</text:p>
          </table:table-cell>
          <table:table-cell office:value-type="float" office:value="0.707031" calcext:value-type="float">
            <text:p>0.70703</text:p>
          </table:table-cell>
          <table:table-cell office:value-type="float" office:value="1.53125" calcext:value-type="float">
            <text:p>1.53125</text:p>
          </table:table-cell>
          <table:table-cell office:value-type="float" office:value="1.10058" calcext:value-type="float">
            <text:p>1.10058</text:p>
          </table:table-cell>
        </table:table-row>
        <table:table-row table:style-name="ro1">
          <table:table-cell office:value-type="string" calcext:value-type="string">
            <text:p>Seq. Pixel Fill Rate</text:p>
          </table:table-cell>
          <table:table-cell office:value-type="float" office:value="5.4375" calcext:value-type="float">
            <text:p>5.43750</text:p>
          </table:table-cell>
          <table:table-cell/>
          <table:table-cell office:value-type="float" office:value="0.390625" calcext:value-type="float">
            <text:p>0.39063</text:p>
          </table:table-cell>
          <table:table-cell office:value-type="float" office:value="0.16015" calcext:value-type="float">
            <text:p>0.16015</text:p>
          </table:table-cell>
          <table:table-cell office:value-type="float" office:value="0.875" calcext:value-type="float">
            <text:p>0.87500</text:p>
          </table:table-cell>
          <table:table-cell office:value-type="float" office:value="0.660156" calcext:value-type="float">
            <text:p>0.66016</text:p>
          </table:table-cell>
          <table:table-cell office:value-type="float" office:value="1.2109375" calcext:value-type="float">
            <text:p>1.21094</text:p>
          </table:table-cell>
          <table:table-cell office:value-type="float" office:value="0.92968" calcext:value-type="float">
            <text:p>0.92968</text:p>
          </table:table-cell>
        </table:table-row>
        <table:table-row table:style-name="ro1">
          <table:table-cell office:value-type="string" calcext:value-type="string">
            <text:p>'Seq. Pixel Fill Rate, Rnd. Co</text:p>
          </table:table-cell>
          <table:table-cell office:value-type="float" office:value="24.328125" calcext:value-type="float">
            <text:p>24.32813</text:p>
          </table:table-cell>
          <table:table-cell/>
          <table:table-cell office:value-type="float" office:value="1.0390625" calcext:value-type="float">
            <text:p>1.03906</text:p>
          </table:table-cell>
          <table:table-cell office:value-type="float" office:value="0.8291" calcext:value-type="float">
            <text:p>0.82910</text:p>
          </table:table-cell>
          <table:table-cell office:value-type="float" office:value="4.671875" calcext:value-type="float">
            <text:p>4.67188</text:p>
          </table:table-cell>
          <table:table-cell office:value-type="float" office:value="3.52343" calcext:value-type="float">
            <text:p>3.52343</text:p>
          </table:table-cell>
          <table:table-cell office:value-type="float" office:value="6.703125" calcext:value-type="float">
            <text:p>6.70313</text:p>
          </table:table-cell>
          <table:table-cell office:value-type="float" office:value="5.2705" calcext:value-type="float">
            <text:p>5.27050</text:p>
          </table:table-cell>
        </table:table-row>
        <table:table-row table:style-name="ro1" table:number-rows-repeated="2">
          <table:table-cell/>
          <table:table-cell table:style-name="ce59"/>
          <table:table-cell table:style-name="ce64"/>
          <table:table-cell table:style-name="ce69"/>
          <table:table-cell table:style-name="ce74"/>
          <table:table-cell table:style-name="ce69"/>
          <table:table-cell table:style-name="ce74"/>
          <table:table-cell table:style-name="ce69"/>
          <table:table-cell table:style-name="ce74"/>
        </table:table-row>
        <table:table-row table:style-name="ro1">
          <table:table-cell office:value-type="string" calcext:value-type="string">
            <text:p>Total Time (seconds)</text:p>
          </table:table-cell>
          <table:table-cell table:formula="of:=SUM([.B3:.B14])" office:value-type="float" office:value="129.328125" calcext:value-type="float">
            <text:p>129.32813</text:p>
          </table:table-cell>
          <table:table-cell/>
          <table:table-cell table:formula="of:=SUM([.D3:.D14])" office:value-type="float" office:value="5.7734375" calcext:value-type="float">
            <text:p>5.77344</text:p>
          </table:table-cell>
          <table:table-cell table:formula="of:=SUM([.E3:.E14])" office:value-type="float" office:value="4.44906" calcext:value-type="float">
            <text:p>4.44906</text:p>
          </table:table-cell>
          <table:table-cell table:formula="of:=SUM([.F3:.F14])" office:value-type="float" office:value="23.8828125" calcext:value-type="float">
            <text:p>23.88281</text:p>
          </table:table-cell>
          <table:table-cell table:formula="of:=SUM([.G3:.G14])" office:value-type="float" office:value="17.7382545" calcext:value-type="float">
            <text:p>17.73825</text:p>
          </table:table-cell>
          <table:table-cell table:formula="of:=SUM([.H3:.H14])" office:value-type="float" office:value="33.7890625" calcext:value-type="float">
            <text:p>33.78906</text:p>
          </table:table-cell>
          <table:table-cell table:formula="of:=SUM([.I3:.I14])" office:value-type="float" office:value="26.36029" calcext:value-type="float">
            <text:p>26.36029</text:p>
          </table:table-cell>
        </table:table-row>
        <table:table-row table:style-name="ro1">
          <table:table-cell table:style-name="ce81"/>
          <table:table-cell table:style-name="ce59"/>
          <table:table-cell table:style-name="ce64"/>
          <table:table-cell table:style-name="ce69"/>
          <table:table-cell table:style-name="ce74"/>
          <table:table-cell table:style-name="ce69"/>
          <table:table-cell table:style-name="ce74"/>
          <table:table-cell table:style-name="ce69"/>
          <table:table-cell table:style-name="ce74"/>
        </table:table-row>
        <table:table-row table:style-name="ro1">
          <table:table-cell office:value-type="string" calcext:value-type="string">
            <text:p>Percent of Pentium 233MHz</text:p>
          </table:table-cell>
          <table:table-cell table:style-name="ce60" table:formula="of:=SUM([.D7]/[.B17]*100)" office:value-type="float" office:value="0.428899359671378" calcext:value-type="float">
            <text:p>0.43</text:p>
          </table:table-cell>
          <table:table-cell table:style-name="ce65"/>
          <table:table-cell table:style-name="ce70" table:formula="of:=SUM([.D17]/[.D17]*100)" office:value-type="float" office:value="100" calcext:value-type="float">
            <text:p>100.00</text:p>
          </table:table-cell>
          <table:table-cell table:style-name="ce75" table:formula="of:=SUM([.D17]/[.E17]*100)" office:value-type="float" office:value="129.767580118047" calcext:value-type="float">
            <text:p>129.77</text:p>
          </table:table-cell>
          <table:table-cell table:style-name="ce70" table:formula="of:=SUM([.D17]/[.F17]*100)" office:value-type="float" office:value="24.1740268236834" calcext:value-type="float">
            <text:p>24.17</text:p>
          </table:table-cell>
          <table:table-cell table:style-name="ce75" table:formula="of:=SUM([.D17]/[.G17]*100)" office:value-type="float" office:value="32.5479460225356" calcext:value-type="float">
            <text:p>32.55</text:p>
          </table:table-cell>
          <table:table-cell table:style-name="ce70" table:formula="of:=SUM([.D17]/[.H17]*100)" office:value-type="float" office:value="17.0867052023121" calcext:value-type="float">
            <text:p>17.09</text:p>
          </table:table-cell>
          <table:table-cell table:style-name="ce75" table:formula="of:=SUM([.D17]/[.I17]*100)" office:value-type="float" office:value="21.9020257364392" calcext:value-type="float">
            <text:p>21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00-00-00</text:date>, <text:time style:data-style-name="N2" text:time-value="12:01:52.380670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19:57:14.558762670</meta:creation-date>
    <dc:date>2021-07-27T12:02:08.977347289</dc:date>
    <meta:editing-duration>PT2H31M49S</meta:editing-duration>
    <meta:editing-cycles>43</meta:editing-cycles>
    <meta:generator>LibreOffice/6.1.5.2$Linux_X86_64 LibreOffice_project/10$Build-2</meta:generator>
    <meta:document-statistic meta:table-count="2" meta:cell-count="348" meta:object-count="0"/>
  </office:meta>
</office:document-meta>
</file>